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2CC07A79EBD0E9604C.png" manifest:media-type="image/png"/>
  <manifest:file-entry manifest:full-path="Pictures/10000000000001F40000012CB26CE9C0D638DA63.png" manifest:media-type="image/png"/>
  <manifest:file-entry manifest:full-path="Pictures/10000000000001F40000012C0D5805E7901A9AB2.png" manifest:media-type="image/png"/>
  <manifest:file-entry manifest:full-path="Pictures/10000000000001F40000012C90E54A009DDA5C04.png" manifest:media-type="image/png"/>
  <manifest:file-entry manifest:full-path="Pictures/10000000000001F40000012CB82167D82E80DFD0.png" manifest:media-type="image/png"/>
  <manifest:file-entry manifest:full-path="Pictures/10000000000001F40000012C8C61A21F0EEDB432.png" manifest:media-type="image/png"/>
  <manifest:file-entry manifest:full-path="Pictures/10000000000001F40000012CB5910375D3521DF9.png" manifest:media-type="image/png"/>
  <manifest:file-entry manifest:full-path="Pictures/10000000000001F40000012CFB68237D02FEFB2C.png" manifest:media-type="image/png"/>
  <manifest:file-entry manifest:full-path="Pictures/10000000000001F40000012C14E6DEF6F5AF0F76.png" manifest:media-type="image/png"/>
  <manifest:file-entry manifest:full-path="Pictures/10000000000002580000012C2FE9DE82CC6FDB52.png" manifest:media-type="image/png"/>
  <manifest:file-entry manifest:full-path="Pictures/10000000000001F40000012CDB827618F65DD6EC.png" manifest:media-type="image/png"/>
  <manifest:file-entry manifest:full-path="Pictures/10000000000001F40000012CAFFC46C32009C6A7.png" manifest:media-type="image/png"/>
  <manifest:file-entry manifest:full-path="Pictures/10000000000001F40000012CFD44522C01FB4432.png" manifest:media-type="image/png"/>
  <manifest:file-entry manifest:full-path="Pictures/10000000000001F40000012CCD687C446ED2D611.png" manifest:media-type="image/png"/>
  <manifest:file-entry manifest:full-path="Pictures/10000000000002580000012C05D3A5C2BABBE216.png" manifest:media-type="image/png"/>
  <manifest:file-entry manifest:full-path="Pictures/10000000000001F40000012CA7EC515BB01CCF86.png" manifest:media-type="image/png"/>
  <manifest:file-entry manifest:full-path="Pictures/10000000000001F40000012CE7D8F6539EC0971C.png" manifest:media-type="image/png"/>
  <manifest:file-entry manifest:full-path="Pictures/10000000000001F40000012CD727AB8213E98AA6.png" manifest:media-type="image/png"/>
  <manifest:file-entry manifest:full-path="Pictures/10000000000001F40000012C6F27589D33DFEC7D.png" manifest:media-type="image/png"/>
  <manifest:file-entry manifest:full-path="Pictures/10000000000001F40000012CF4277B07C45C389B.png" manifest:media-type="image/png"/>
  <manifest:file-entry manifest:full-path="Pictures/10000000000001F40000012C92778E76ED5EB329.png" manifest:media-type="image/png"/>
  <manifest:file-entry manifest:full-path="Pictures/10000000000001F40000012C94CFA6BDC08D3EE8.png" manifest:media-type="image/png"/>
  <manifest:file-entry manifest:full-path="Pictures/10000000000002580000012CC6B8A2C30F20B529.png" manifest:media-type="image/png"/>
  <manifest:file-entry manifest:full-path="Pictures/10000000000001F40000012CF7305AB49AA6D61E.png" manifest:media-type="image/png"/>
  <manifest:file-entry manifest:full-path="Pictures/10000000000001F40000012CACD40EF2B484B96F.png" manifest:media-type="image/png"/>
  <manifest:file-entry manifest:full-path="Pictures/10000000000001F40000012C7D175EC64D4910ED.png" manifest:media-type="image/png"/>
  <manifest:file-entry manifest:full-path="Pictures/10000000000002450000018906FF90D78625AE11.png" manifest:media-type="image/png"/>
  <manifest:file-entry manifest:full-path="Pictures/10000000000001F40000012C6B97D9436D3D5723.png" manifest:media-type="image/png"/>
  <manifest:file-entry manifest:full-path="Pictures/10000000000002580000012CD1C45EA40C09F0ED.png" manifest:media-type="image/png"/>
  <manifest:file-entry manifest:full-path="Pictures/10000000000001F40000012C6E23351763972FA0.png" manifest:media-type="image/png"/>
  <manifest:file-entry manifest:full-path="Pictures/10000000000001F40000012C70BFB60F749063F3.png" manifest:media-type="image/png"/>
  <manifest:file-entry manifest:full-path="Pictures/10000000000001F40000012CCE1D9DA082A8381B.png" manifest:media-type="image/png"/>
  <manifest:file-entry manifest:full-path="Pictures/10000000000001F40000012CC2FAAA2C0130DF09.png" manifest:media-type="image/png"/>
  <manifest:file-entry manifest:full-path="Pictures/10000000000001F40000012C63E7EE3096A737E9.png" manifest:media-type="image/png"/>
  <manifest:file-entry manifest:full-path="Pictures/10000000000001F40000012C776D4A3225DE5671.png" manifest:media-type="image/png"/>
  <manifest:file-entry manifest:full-path="Pictures/10000000000001F40000012CBCCD0D646D8F79C0.png" manifest:media-type="image/png"/>
  <manifest:file-entry manifest:full-path="Pictures/10000000000001F40000012C20A809223F1432F0.png" manifest:media-type="image/png"/>
  <manifest:file-entry manifest:full-path="Pictures/10000000000001F40000012C37E96B6876C0A6AB.png" manifest:media-type="image/png"/>
  <manifest:file-entry manifest:full-path="Pictures/10000000000002580000012C589769831175EC74.png" manifest:media-type="image/png"/>
  <manifest:file-entry manifest:full-path="Pictures/10000000000001F40000012CF11247BD9083C6FD.png" manifest:media-type="image/png"/>
  <manifest:file-entry manifest:full-path="Pictures/10000000000001F40000012C64846AF0C6779D77.png" manifest:media-type="image/png"/>
  <manifest:file-entry manifest:full-path="Pictures/10000000000001F40000012C038ED3571196646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12cm" svg:stroke-color="#ff0000" draw:marker-start-width="0.518cm" draw:marker-end-width="0.518cm" draw:fill-color="#ffffff" draw:textarea-horizontal-align="justify" draw:textarea-vertical-align="middle" draw:auto-grow-height="false" fo:min-height="70.166cm" fo:min-width="1.438cm" fo:padding-top="0.231cm" fo:padding-bottom="0.231cm" fo:padding-left="0.356cm" fo:padding-right="0.356cm"/>
    </style:style>
    <style:style style:name="gr3" style:family="graphic" style:parent-style-name="objectwithoutfill">
      <style:graphic-properties svg:stroke-width="0.212cm" svg:stroke-color="#ff0000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svg:stroke-width="0.212cm" svg:stroke-color="#0000ff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10d0c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solid" svg:stroke-width="0.212cm" svg:stroke-color="#ff0000" draw:marker-start-width="0.518cm" draw:marker-end-width="0.518cm" draw:fill-color="#ff0000" draw:textarea-horizontal-align="justify" draw:textarea-vertical-align="middle" draw:auto-grow-height="false" fo:min-height="46.566cm" fo:min-width="1.438cm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9" style:family="graphic" style:parent-style-name="objectwithoutfill">
      <style:graphic-properties svg:stroke-width="0.212cm" draw:marker-start-width="0.518cm" draw:marker-end="" draw:marker-end-width="0.618cm" draw:fill="none" draw:textarea-vertical-align="middle" fo:padding-top="0.231cm" fo:padding-bottom="0.231cm" fo:padding-left="0.356cm" fo:padding-right="0.356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333cm" svg:height="12.141cm" svg:x="2.364cm" svg:y="60.125cm">
          <draw:image xlink:href="Pictures/10000000000002580000012CD1C45EA40C09F0ED.png" xlink:type="simple" xlink:show="embed" xlink:actuate="onLoad" loext:mime-type="image/png">
            <text:p/>
          </draw:image>
        </draw:frame>
        <draw:frame draw:style-name="gr1" draw:text-style-name="P1" draw:layer="layout" svg:width="24.333cm" svg:height="12.09cm" svg:x="2.407cm" svg:y="47.798cm">
          <draw:image xlink:href="Pictures/10000000000002580000012CC6B8A2C30F20B529.png" xlink:type="simple" xlink:show="embed" xlink:actuate="onLoad" loext:mime-type="image/png">
            <text:p/>
          </draw:image>
        </draw:frame>
        <draw:frame draw:style-name="gr1" draw:text-style-name="P1" draw:layer="layout" svg:width="24.333cm" svg:height="12.09cm" svg:x="2.41cm" svg:y="35.941cm">
          <draw:image xlink:href="Pictures/10000000000002580000012C2FE9DE82CC6FDB52.png" xlink:type="simple" xlink:show="embed" xlink:actuate="onLoad" loext:mime-type="image/png">
            <text:p/>
          </draw:image>
        </draw:frame>
        <draw:frame draw:style-name="gr1" draw:text-style-name="P1" draw:layer="layout" svg:width="24.333cm" svg:height="16.358cm" svg:x="2.769cm" svg:y="9.798cm">
          <draw:image xlink:href="Pictures/10000000000002450000018906FF90D78625AE11.png" xlink:type="simple" xlink:show="embed" xlink:actuate="onLoad" loext:mime-type="image/png">
            <text:p/>
          </draw:image>
        </draw:frame>
        <draw:frame draw:style-name="gr1" draw:text-style-name="P1" draw:layer="layout" svg:width="24.333cm" svg:height="12.09cm" svg:x="2.415cm" svg:y="23.84cm">
          <draw:image xlink:href="Pictures/10000000000002580000012C05D3A5C2BABBE216.png" xlink:type="simple" xlink:show="embed" xlink:actuate="onLoad" loext:mime-type="image/png">
            <text:p/>
          </draw:image>
        </draw:frame>
        <draw:frame draw:style-name="gr1" draw:text-style-name="P1" draw:layer="layout" svg:width="24.689cm" svg:height="11.76cm" svg:x="2.509cm" svg:y="0.111cm">
          <draw:image xlink:href="Pictures/10000000000002580000012C589769831175EC74.png" xlink:type="simple" xlink:show="embed" xlink:actuate="onLoad" loext:mime-type="image/png">
            <text:p/>
          </draw:image>
        </draw:frame>
        <draw:custom-shape draw:style-name="gr2" draw:text-style-name="P2" draw:layer="layout" svg:width="2.15cm" svg:height="70.628cm" svg:x="1.716cm" svg:y="2.5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866cm" svg:y1="2.58cm" svg:x2="4.662cm" svg:y2="2.58cm">
          <text:p/>
        </draw:line>
        <draw:line draw:style-name="gr4" draw:text-style-name="P1" draw:layer="layout" svg:x1="3.866cm" svg:y1="14.38cm" svg:x2="4.662cm" svg:y2="14.38cm">
          <text:p/>
        </draw:line>
        <draw:line draw:style-name="gr3" draw:text-style-name="P1" draw:layer="layout" svg:x1="3.866cm" svg:y1="14.38cm" svg:x2="4.662cm" svg:y2="14.38cm">
          <text:p/>
        </draw:line>
        <draw:line draw:style-name="gr5" draw:text-style-name="P1" draw:layer="layout" svg:x1="3.866cm" svg:y1="26.18cm" svg:x2="4.662cm" svg:y2="26.18cm">
          <text:p/>
        </draw:line>
        <draw:line draw:style-name="gr5" draw:text-style-name="P1" draw:layer="layout" svg:x1="3.866cm" svg:y1="26.18cm" svg:x2="4.662cm" svg:y2="26.18cm">
          <text:p/>
        </draw:line>
        <draw:line draw:style-name="gr3" draw:text-style-name="P1" draw:layer="layout" svg:x1="3.866cm" svg:y1="37.98cm" svg:x2="4.662cm" svg:y2="37.98cm">
          <text:p/>
        </draw:line>
        <draw:line draw:style-name="gr3" draw:text-style-name="P1" draw:layer="layout" svg:x1="3.866cm" svg:y1="37.98cm" svg:x2="4.662cm" svg:y2="37.98cm">
          <text:p/>
        </draw:line>
        <draw:line draw:style-name="gr3" draw:text-style-name="P1" draw:layer="layout" svg:x1="3.866cm" svg:y1="49.78cm" svg:x2="4.662cm" svg:y2="49.78cm">
          <text:p/>
        </draw:line>
        <draw:line draw:style-name="gr3" draw:text-style-name="P1" draw:layer="layout" svg:x1="3.866cm" svg:y1="49.78cm" svg:x2="4.662cm" svg:y2="49.78cm">
          <text:p/>
        </draw:line>
        <draw:line draw:style-name="gr3" draw:text-style-name="P1" draw:layer="layout" svg:x1="3.866cm" svg:y1="61.48cm" svg:x2="4.662cm" svg:y2="61.48cm">
          <text:p/>
        </draw:line>
        <draw:line draw:style-name="gr3" draw:text-style-name="P1" draw:layer="layout" svg:x1="3.866cm" svg:y1="61.48cm" svg:x2="4.662cm" svg:y2="61.48cm">
          <text:p/>
        </draw:line>
        <draw:line draw:style-name="gr3" draw:text-style-name="P1" draw:layer="layout" svg:x1="3.866cm" svg:y1="73.18cm" svg:x2="4.662cm" svg:y2="73.18cm">
          <text:p/>
        </draw:line>
        <draw:custom-shape draw:style-name="gr6" draw:text-style-name="P3" draw:layer="layout" svg:width="2.15cm" svg:height="47.028cm" svg:x="1.716cm" svg:y="26.18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286cm" svg:height="1.352cm" svg:x="4.626cm" svg:y="2.032cm">
          <draw:text-box>
            <text:p><text:span text:style-name="T1">ZT0</text:span></text:p>
          </draw:text-box>
        </draw:frame>
        <draw:frame draw:style-name="gr7" draw:text-style-name="P4" draw:layer="layout" svg:width="2.286cm" svg:height="1.352cm" svg:x="4.626cm" svg:y="13.732cm">
          <draw:text-box>
            <text:p><text:span text:style-name="T1">ZT4</text:span></text:p>
          </draw:text-box>
        </draw:frame>
        <draw:frame draw:style-name="gr7" draw:text-style-name="P4" draw:layer="layout" svg:width="2.286cm" svg:height="1.352cm" svg:x="4.626cm" svg:y="25.532cm">
          <draw:text-box>
            <text:p><text:span text:style-name="T1">ZT8</text:span></text:p>
          </draw:text-box>
        </draw:frame>
        <draw:frame draw:style-name="gr8" draw:text-style-name="P4" draw:layer="layout" svg:width="3.556cm" svg:height="2.453cm" svg:x="4.626cm" svg:y="37.332cm">
          <draw:text-box>
            <text:p><text:span text:style-name="T1">ZT12</text:span></text:p>
          </draw:text-box>
        </draw:frame>
        <draw:frame draw:style-name="gr8" draw:text-style-name="P4" draw:layer="layout" svg:width="3.556cm" svg:height="2.453cm" svg:x="4.626cm" svg:y="49.233cm">
          <draw:text-box>
            <text:p><text:span text:style-name="T1">ZT16</text:span></text:p>
          </draw:text-box>
        </draw:frame>
        <draw:frame draw:style-name="gr8" draw:text-style-name="P4" draw:layer="layout" svg:width="3.556cm" svg:height="2.453cm" svg:x="4.626cm" svg:y="60.934cm">
          <draw:text-box>
            <text:p><text:span text:style-name="T1">ZT20</text:span></text:p>
          </draw:text-box>
        </draw:frame>
        <draw:frame draw:style-name="gr1" draw:text-style-name="P1" draw:layer="layout" svg:width="11.43cm" svg:height="6.782cm" svg:x="22.33cm" svg:y="24.13cm">
          <draw:image xlink:href="Pictures/10000000000001F40000012C6F27589D33DFEC7D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22.848cm" svg:y="30.074cm">
          <draw:image xlink:href="Pictures/10000000000001F40000012CCD687C446ED2D611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3.732cm" svg:y="24.13cm">
          <draw:image xlink:href="Pictures/10000000000001F40000012C7D175EC64D4910ED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782cm" svg:x="33.984cm" svg:y="30.077cm">
          <draw:image xlink:href="Pictures/10000000000001F40000012CAFFC46C32009C6A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896cm" svg:y="24.23cm">
          <draw:image xlink:href="Pictures/10000000000001F40000012C94CFA6BDC08D3EE8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4.896cm" svg:y="30.164cm">
          <draw:image xlink:href="Pictures/10000000000001F40000012C14E6DEF6F5AF0F76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86cm" svg:y="12.037cm">
          <draw:image xlink:href="Pictures/10000000000001F40000012CD727AB8213E98AA6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3.216cm" svg:y="12.045cm">
          <draw:image xlink:href="Pictures/10000000000001F40000012C70BFB60F749063F3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4.042cm" svg:y="12.04cm">
          <draw:image xlink:href="Pictures/10000000000001F40000012CACD40EF2B484B96F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914cm" svg:y="17.888cm">
          <draw:image xlink:href="Pictures/10000000000001F40000012C63E7EE3096A737E9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3.836cm" svg:y="17.805cm">
          <draw:image xlink:href="Pictures/10000000000001F40000012CC2FAAA2C0130DF09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646cm" svg:y="18.034cm">
          <draw:image xlink:href="Pictures/10000000000001F40000012C776D4A3225DE5671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352cm" svg:y="48.268cm">
          <draw:image xlink:href="Pictures/10000000000001F40000012C6B97D9436D3D5723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998cm" svg:y="48.347cm">
          <draw:image xlink:href="Pictures/10000000000001F40000012CBCCD0D646D8F79C0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163cm" svg:y="48.325cm">
          <draw:image xlink:href="Pictures/10000000000001F40000012CF7305AB49AA6D61E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352cm" svg:y="54.21cm">
          <draw:image xlink:href="Pictures/10000000000001F40000012C92778E76ED5EB329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3.274cm" svg:y="54.306cm">
          <draw:image xlink:href="Pictures/10000000000001F40000012CE7D8F6539EC0971C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142cm" svg:y="54.41cm">
          <draw:image xlink:href="Pictures/10000000000001F40000012C20A809223F1432F0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1.852cm" svg:y="36.176cm">
          <draw:image xlink:href="Pictures/10000000000001F40000012C6E23351763972FA0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2.82cm" svg:y="36.176cm">
          <draw:image xlink:href="Pictures/10000000000001F40000012CF11247BD9083C6FD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44.043cm" svg:y="36.192cm">
          <draw:image xlink:href="Pictures/10000000000001F40000012CCE1D9DA082A8381B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1.866cm" svg:y="42.069cm">
          <draw:image xlink:href="Pictures/10000000000001F40000012C64846AF0C6779D77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2.789cm" svg:y="42.121cm">
          <draw:image xlink:href="Pictures/10000000000001F40000012C038ED3571196646E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004cm" svg:y="42.035cm">
          <draw:image xlink:href="Pictures/10000000000001F40000012CFB68237D02FEFB2C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22.422cm" svg:y="60.389cm">
          <draw:image xlink:href="Pictures/10000000000001F40000012CA7EC515BB01CCF86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33.428cm" svg:y="60.373cm">
          <draw:image xlink:href="Pictures/10000000000001F40000012CB5910375D3521DF9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12cm" svg:y="60.39cm">
          <draw:image xlink:href="Pictures/10000000000001F40000012CF4277B07C45C389B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644cm" svg:y="66.815cm">
          <draw:image xlink:href="Pictures/10000000000001F40000012C8C61A21F0EEDB43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3.506cm" svg:y="66.778cm">
          <draw:image xlink:href="Pictures/10000000000001F40000012CB82167D82E80DFD0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4.313cm" svg:y="66.724cm">
          <draw:image xlink:href="Pictures/10000000000001F40000012CFD44522C01FB443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07cm" svg:x="22.668cm" svg:y="-0.184cm">
          <draw:image xlink:href="Pictures/10000000000001F40000012C90E54A009DDA5C04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3.102cm" svg:y="-0.21cm">
          <draw:image xlink:href="Pictures/10000000000001F40000012C0D5805E7901A9AB2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786cm" svg:y="-0.21cm">
          <draw:image xlink:href="Pictures/10000000000001F40000012C37E96B6876C0A6AB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22.668cm" svg:y="5.686cm">
          <draw:image xlink:href="Pictures/10000000000001F40000012CDB827618F65DD6EC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33.218cm" svg:y="5.686cm">
          <draw:image xlink:href="Pictures/10000000000001F40000012CB26CE9C0D638DA63.png" xlink:type="simple" xlink:show="embed" xlink:actuate="onLoad" loext:mime-type="image/png">
            <text:p/>
          </draw:image>
        </draw:frame>
        <draw:frame draw:style-name="gr1" draw:text-style-name="P1" draw:layer="layout" svg:width="11.43cm" svg:height="6.833cm" svg:x="43.886cm" svg:y="5.686cm">
          <draw:image xlink:href="Pictures/10000000000001F40000012CC07A79EBD0E9604C.png" xlink:type="simple" xlink:show="embed" xlink:actuate="onLoad" loext:mime-type="image/png">
            <text:p/>
          </draw:image>
        </draw:frame>
        <draw:line draw:style-name="gr9" draw:text-style-name="P1" draw:layer="layout" svg:x1="4.577cm" svg:y1="60.492cm" svg:x2="54.798cm" svg:y2="60.378cm">
          <text:p/>
        </draw:line>
        <draw:line draw:style-name="gr9" draw:text-style-name="P1" draw:layer="layout" svg:x1="5.08cm" svg:y1="24.142cm" svg:x2="55.372cm" svg:y2="24.161cm">
          <text:p/>
        </draw:line>
        <draw:line draw:style-name="gr9" draw:text-style-name="P1" draw:layer="layout" svg:x1="5.08cm" svg:y1="11.943cm" svg:x2="55.372cm" svg:y2="11.962cm">
          <text:p/>
        </draw:line>
        <draw:line draw:style-name="gr9" draw:text-style-name="P1" draw:layer="layout" svg:x1="5.08cm" svg:y1="36.242cm" svg:x2="55.372cm" svg:y2="36.261cm">
          <text:p/>
        </draw:line>
        <draw:line draw:style-name="gr9" draw:text-style-name="P1" draw:layer="layout" svg:x1="5.08cm" svg:y1="48.243cm" svg:x2="55.372cm" svg:y2="48.262cm">
          <text:p/>
        </draw: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8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8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8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8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73.81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44cm" svg:height="7.575cm" svg:x="2.627cm" svg:y="2.485cm"/>
      <draw:page-thumbnail draw:layer="backgroundobjects" svg:width="5.744cm" svg:height="7.575cm" svg:x="2.627cm" svg:y="11.061cm"/>
      <draw:page-thumbnail draw:layer="backgroundobjects" svg:width="5.744cm" svg:height="7.575cm" svg:x="2.627cm" svg:y="19.637cm"/>
      <draw:page-thumbnail draw:layer="backgroundobjects" svg:width="5.744cm" svg:height="7.575cm" svg:x="12.627cm" svg:y="2.485cm"/>
      <draw:page-thumbnail draw:layer="backgroundobjects" svg:width="5.744cm" svg:height="7.575cm" svg:x="12.627cm" svg:y="11.061cm"/>
      <draw:page-thumbnail draw:layer="backgroundobjects" svg:width="5.744cm" svg:height="7.575cm" svg:x="12.627cm" svg:y="19.637cm"/>
    </style:handout-master>
    <style:master-page style:name="Default" style:page-layout-name="PM1" draw:style-name="Mdp1">
      <draw:frame presentation:style-name="Default-title" draw:layer="backgroundobjects" svg:width="50.382cm" svg:height="7.886cm" svg:x="2.799cm" svg:y="1.882cm" presentation:class="title" presentation:placeholder="true">
        <draw:text-box/>
      </draw:frame>
      <draw:frame presentation:style-name="Default-outline1" draw:layer="backgroundobjects" svg:width="50.382cm" svg:height="27.399cm" svg:x="2.799cm" svg:y="11.052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4T17:40:28.552468193</meta:creation-date>
    <dc:date>2022-10-07T10:12:21.324799799</dc:date>
    <meta:editing-duration>P10DT22H24M22S</meta:editing-duration>
    <meta:editing-cycles>69</meta:editing-cycles>
    <meta:generator>LibreOffice/6.4.7.2$Linux_X86_64 LibreOffice_project/40$Build-2</meta:generator>
    <meta:document-statistic meta:object-count="90"/>
  </office:meta>
</office:document-meta>
</file>